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9.5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#0</text:p>
          </table:table-cell>
          <table:table-cell table:style-name="ce1" office:value-type="string">
            <text:p>Introduccion al deep learning</text:p>
          </table:table-cell>
        </table:table-row>
        <table:table-row table:style-name="ro1">
          <table:table-cell office:value-type="string" table:number-columns-spanned="2" table:number-rows-spanned="2">
            <text:p>Como estudiante quiero aprender sobre el </text:p>
            <text:p>Concepto del deep learning para desarrollas mi tfg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 table:style-name="ce1"/>
        </table:table-row>
        <table:table-row table:style-name="ro1">
          <table:table-cell office:value-type="string" table:number-columns-spanned="2" table:number-rows-spanned="1">
            <text:p>Aprender sobre el concepto de deep learnin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amiliarizarme con las herramientas de desarrollo Keras y Tensorflow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amiliarizarme con estas herramientas y su uso en Pytho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amiliarizarme con la herramienta Android Studi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1</text:p>
          </table:table-cell>
          <table:table-cell table:style-name="ce1" office:value-type="string">
            <text:p>Profundizar en el concepto de deep learning y sus posibles sistemas</text:p>
          </table:table-cell>
        </table:table-row>
        <table:table-row table:style-name="ro1">
          <table:table-cell office:value-type="string" table:number-columns-spanned="2" table:number-rows-spanned="2">
            <text:p>Como estudiante quiero investigar entre los distintos tipos de deep learning y sus redes neuronales</text:p>
            <text:p>Para desarrollar un sistema valido como TFG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nvestigar los Autoencoders y sus distintos tipo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Mostrar ideas de un posible desarroll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2</text:p>
          </table:table-cell>
          <table:table-cell table:style-name="ce1" office:value-type="string">
            <text:p>Profundizar en los autoencoders y sus distintos sistemas</text:p>
          </table:table-cell>
        </table:table-row>
        <table:table-row table:style-name="ro1">
          <table:table-cell office:value-type="string" table:number-columns-spanned="2" table:number-rows-spanned="2">
            <text:p>Como estudiante quiero investigar los distintos tipos de autoencoders para </text:p>
            <text:p>Desarrollar un sistema que genere datos originale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nvestigar los Autoencoders Variacionales (VAE) y sus distintas aplicacion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resentar un tipo de dato a generar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3</text:p>
          </table:table-cell>
          <table:table-cell table:style-name="ce1" office:value-type="string">
            <text:p>Estudiar casos de VAE y sus distintas implementaciones</text:p>
          </table:table-cell>
        </table:table-row>
        <table:table-row table:style-name="ro1">
          <table:table-cell office:value-type="string" table:number-columns-spanned="2" table:number-rows-spanned="2">
            <text:p>Como estudiante quiero desarrollar un sistema basado en Autoencoders Variacionales </text:p>
            <text:p>para estudiar caráctersticas y generar datos originale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resentar una implementacion inicial de nuestro modelo de Autoencoder Variacional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studiar y comprender dicha impleme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Ser capaz de modificar y adaptar dicha implementacion a distintas necesidades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4</text:p>
          </table:table-cell>
          <table:table-cell table:style-name="ce1" office:value-type="string">
            <text:p>Comenzar el desarrollo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generar tipos de letra y fuentes originales para</text:p>
            <text:p>poder usarlas escribiendo texto y/o visualizarla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Generar y presentar un dataset que permita el aprendizaje de nuestro VAE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 generador valido de datos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5</text:p>
          </table:table-cell>
          <table:table-cell table:style-name="ce1" office:value-type="string">
            <text:p>Desarrollar un VAE valido</text:p>
          </table:table-cell>
        </table:table-row>
        <table:table-row table:style-name="ro1">
          <table:table-cell office:value-type="string" table:number-columns-spanned="2" table:number-rows-spanned="2">
            <text:p>Como estudiante quiero desarrollar un VAE en Python con Keras que pueda generar letras</text:p>
            <text:p>Con el menor ruido posible para que las fuentes generadas sean legibles 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Modficar el VAE original para porducir letras a minuscul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valuar y, si procede, mejorar los resultados de nuestro VAE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6</text:p>
          </table:table-cell>
          <table:table-cell table:style-name="ce1" office:value-type="string">
            <text:p>Desarrollar VAE para todas las letras minusculas</text:p>
          </table:table-cell>
        </table:table-row>
        <table:table-row table:style-name="ro1">
          <table:table-cell office:value-type="string" table:number-columns-spanned="2" table:number-rows-spanned="2">
            <text:p>Como estudiante quiero eliminar el ruido de mi dataset de aprendizaje para generar </text:p>
            <text:p>El mayor numero de fuentes legibles para la a minuscula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liminar elementos del dataset que generan ruido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VAEs para todas las letras minusculas en base a esa mejora de sus datasets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7 </text:p>
          </table:table-cell>
          <table:table-cell table:style-name="ce1" office:value-type="string">
            <text:p>Desarrollar un VAE valido para todas las letras mayusculas</text:p>
          </table:table-cell>
        </table:table-row>
        <table:table-row table:style-name="ro1">
          <table:table-cell office:value-type="string" table:number-columns-spanned="2" table:number-rows-spanned="2">
            <text:p>Como usuario quiero ser capaz de generar fuentes y </text:p>
            <text:p>Tipos de letra de la letra A mayuscula para transcribir texto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 table:style-name="ce1"/>
        </table:table-row>
        <table:table-row table:style-name="ro1">
          <table:table-cell office:value-type="string" table:number-columns-spanned="2" table:number-rows-spanned="1">
            <text:p>Modficar el VAE original para porducir letras A mayuscul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valuar y, si procede, mejorar los resultados de nuestro VAE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8</text:p>
          </table:table-cell>
          <table:table-cell table:style-name="ce1" office:value-type="string">
            <text:p>Desarrollar un sistema que transcriba texto a una determinada fuente</text:p>
          </table:table-cell>
        </table:table-row>
        <table:table-row table:style-name="ro1">
          <table:table-cell office:value-type="string" table:number-columns-spanned="2" table:number-rows-spanned="2">
            <text:p>Como usuario quiero poder generar tipos de letra y fuentes para todas las letras </text:p>
            <text:p>y sus tipos (mayusculas y minusculas) para transcribir texto y visualizar dichas fuentes en una app android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generar una fuente aleatori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generar una fuente en funciond <text:s/>unos valores determinado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transcribr un texto con una fuente aleatori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transcribir un texto con una fuente determinad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iseñar un api rest capaz de manejar las funcionalidades anteriores en Flask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iseñar una BD (base de datos) que sea capaz de guardar fuentes y usuarios y relacionar fuentes a uno o a todos los usuarios basada en MongoDB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todo lo anterior usando Python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9</text:p>
          </table:table-cell>
          <table:table-cell table:style-name="ce1" office:value-type="string">
            <text:p>Desarollar la gestion de usuarios del backend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poder registrarme, modificar mi contraseña, iniciar sesion </text:p>
            <text:p>Y borrar mi usuario en el sistema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mplementar un server MongoDb con una tabla usuarios y una tabla fuent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las funcionalidades del API REST respectivas a la gestion de usuario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Usar MongoDB para la gestion de usuario con la tabla usuarios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10</text:p>
          </table:table-cell>
          <table:table-cell table:style-name="ce1" office:value-type="string">
            <text:p>Desarrollar la funcionalidad de gestion de fuentes del backend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poder generar, guardar, borrar y </text:p>
            <text:p>Visualizar las distintas fuentes del sistema disponibles para mi usuario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Codificar nuestras fuentes para que sean capaces de ser guardadas en la base de datos MongoDB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Codificar nuestras fuentes para que puedan ser mandadas a traves de la API REST al cliente en formato PN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genere fuentes en base a unos datos predeterminador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guarde una fuente recibida a traves del API REST en la base de datos MongoDb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lea una fuente de la base de datos y la mande a traves de la API REST al cliente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borre una fuente determinada de la base de datos MongoDB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Desarrollar una funcionalidad que me permita leer todas las fuentes, privadas (asociada a un usuario) </text:p>
            <text:p>O publicas de la base de datos y mandarlas a traves de la API REST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#11</text:p>
          </table:table-cell>
          <table:table-cell table:style-name="ce1" office:value-type="string">
            <text:p>Desarrollar la funcionalidad de transcripcion de texto del backend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transcribir texto con una fuente determinada ya creada </text:p>
            <text:p>o una fuente generada en funcion de unos parametros determinado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 metodo que sea capaz de interpretar un texto en imagen respetando los saltos de linea originales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Desarrollar una funcionalidad que dada una fuente, la lea de la base de datos </text:p>
            <text:p>Y transcriba un texto, mandandolo a traves del API REST en formato PNG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Desarollar una funcionalidad que dados unos parametros, genere una fuente </text:p>
            <text:p>Y transcriba un texto mandandolo a traves del API REST en formato PN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Las funcionalidades de transcripcion deben usar el metodo de interpretacion de texto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12</text:p>
          </table:table-cell>
          <table:table-cell table:style-name="ce1" office:value-type="string">
            <text:p>Diseñar el frontend en una aplicacion android</text:p>
          </table:table-cell>
        </table:table-row>
        <table:table-row table:style-name="ro1">
          <table:table-cell office:value-type="string" table:number-columns-spanned="2" table:number-rows-spanned="2">
            <text:p>Como usuario quiero utilizar una app android para el uso de las funcionalidades </text:p>
            <text:p>Del backend del sistema.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ben cubrirse todas las funcionalidades del backend del sistem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La app debe contener un captcha para la creacion de un usuario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be poder conectar con el servidor usando el API REST del mism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/04/2018</text:date>, <text:time>20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4M21S</meta:editing-duration>
    <meta:editing-cycles>4</meta:editing-cycles>
    <meta:generator>OpenOffice/4.1.5$Win32 OpenOffice.org_project/415m1$Build-9789</meta:generator>
    <dc:date>2018-04-19T20:45:49.28</dc:date>
    <dc:creator>javier </dc:creator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